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8pt" officeooo:rsid="00064c71" officeooo:paragraph-rsid="0018743a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Arial Rounded MT Bold" fo:font-size="10pt" officeooo:rsid="00064c71" officeooo:paragraph-rsid="0018743a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18743a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18743a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238b1"/>
    </style:style>
    <style:style style:name="P6" style:family="paragraph" style:parent-style-name="Standard">
      <style:paragraph-properties fo:text-align="start" style:justify-single-word="false"/>
      <style:text-properties fo:color="#ffffff" loext:opacity="100%" style:font-name="Arial Rounded MT Bold" fo:font-size="10pt" fo:font-weight="bold" officeooo:rsid="0003eafa" officeooo:paragraph-rsid="0003eafa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 Rounded MT Bold" fo:font-size="10pt" officeooo:paragraph-rsid="0018743a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8743a" style:font-size-asian="8.75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8743a"/>
    </style:style>
    <style:style style:name="P10" style:family="paragraph" style:parent-style-name="Standard">
      <style:paragraph-properties fo:text-align="start" style:justify-single-word="false"/>
      <style:text-properties officeooo:paragraph-rsid="000e3ae6"/>
    </style:style>
    <style:style style:name="P11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8743a" style:font-size-asian="8.75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 Rounded MT Bold" fo:font-size="10pt" fo:font-style="normal" style:text-underline-style="none" fo:font-weight="bold" officeooo:rsid="0003eafa" officeooo:paragraph-rsid="0018743a" style:font-size-asian="8.75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0f722b" style:font-size-asian="8.75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0f722b"/>
    </style:style>
    <style:style style:name="P15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0f722b" style:font-size-asian="8.75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 Rounded MT Bold" fo:font-size="10pt" officeooo:paragraph-rsid="000f722b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0f722b" style:font-size-asian="8.75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0f722b" style:font-size-asian="8.75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ffffff" loext:opacity="100%" style:font-name="Arial Rounded MT Bold" fo:font-size="10pt" fo:font-weight="bold" officeooo:rsid="00064c71" officeooo:paragraph-rsid="000f722b" style:font-size-asian="8.75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107ea4"/>
    </style:style>
    <style:style style:name="P21" style:family="paragraph" style:parent-style-name="Standard">
      <style:paragraph-properties fo:text-align="start" style:justify-single-word="false"/>
      <style:text-properties style:font-name="Arial Rounded MT Bold" fo:font-size="10pt" fo:font-style="normal" style:text-underline-style="none" fo:font-weight="bold" officeooo:rsid="0003eafa" officeooo:paragraph-rsid="000f722b" style:font-size-asian="8.75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07ea4" style:font-size-asian="8.75pt" style:font-style-asian="italic" style:font-weight-asian="bold" style:font-size-complex="10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07ea4" style:font-size-asian="8.75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11be2f" style:font-size-asian="8.75pt" style:font-size-complex="10pt"/>
    </style:style>
    <style:style style:name="P25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11be2f" style:font-size-asian="8.75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paragraph-rsid="0011be2f"/>
    </style:style>
    <style:style style:name="P27" style:family="paragraph" style:parent-style-name="Standard">
      <style:paragraph-properties fo:text-align="start" style:justify-single-word="false"/>
      <style:text-properties style:font-name="Arial Rounded MT Bold" fo:font-size="10pt" officeooo:paragraph-rsid="0011be2f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1be2f" style:font-size-asian="8.75pt" style:font-style-asian="italic" style:font-weight-asian="bold" style:font-size-complex="10pt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1be2f" style:font-size-asian="8.75pt" style:font-style-asian="normal" style:font-weight-asian="bold" style:font-size-complex="10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 Rounded MT Bold" fo:font-size="10pt" fo:font-style="normal" style:text-underline-style="none" fo:font-weight="bold" officeooo:rsid="0003eafa" officeooo:paragraph-rsid="0011be2f" style:font-size-asian="8.75pt" style:font-style-asian="normal" style:font-weight-asian="bold" style:font-size-complex="10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25799" style:font-size-asian="8.75pt" style:font-style-asian="italic" style:font-weight-asian="bold" style:font-size-complex="10pt" style:font-style-complex="italic" style:font-weight-complex="bold"/>
    </style:style>
    <style:style style:name="P32" style:family="paragraph" style:parent-style-name="Standard">
      <style:paragraph-properties fo:text-align="start" style:justify-single-word="false"/>
      <style:text-properties officeooo:paragraph-rsid="00125799"/>
    </style:style>
    <style:style style:name="P33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25799" style:font-size-asian="8.75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00ee24f"/>
    </style:style>
    <style:style style:name="T2" style:family="text">
      <style:text-properties fo:color="#c9211e" loext:opacity="100%"/>
    </style:style>
    <style:style style:name="T3" style:family="text">
      <style:text-properties officeooo:rsid="000c6fd5"/>
    </style:style>
    <style:style style:name="T4" style:family="text">
      <style:text-properties fo:color="#c9211e" loext:opacity="100%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ffffff" loext:opacity="100%" officeooo:rsid="000ee24f"/>
    </style:style>
    <style:style style:name="T6" style:family="text">
      <style:text-properties fo:color="#ffffff" loext:opacity="100%" fo:font-weight="bold" officeooo:rsid="000c6fd5" style:font-weight-asian="bold" style:font-weight-complex="bold"/>
    </style:style>
    <style:style style:name="T7" style:family="text">
      <style:text-properties fo:color="#ffffff" loext:opacity="100%" fo:font-weight="bold" officeooo:rsid="000ee24f" style:font-weight-asian="bold" style:font-weight-complex="bold"/>
    </style:style>
    <style:style style:name="T8" style:family="text">
      <style:text-properties fo:color="#c9211e" loext:opacity="100%" fo:font-style="italic" style:font-style-asian="italic" style:font-style-complex="italic"/>
    </style:style>
    <style:style style:name="T9" style:family="text">
      <style:text-properties fo:color="#ffffff" loext:opacity="100%" fo:font-style="italic" officeooo:rsid="0003eafa" style:font-style-asian="italic" style:font-style-complex="italic"/>
    </style:style>
    <style:style style:name="T10" style:family="text">
      <style:text-properties fo:color="#ffffff" loext:opacity="100%" fo:font-style="italic" officeooo:rsid="000ee24f" style:font-style-asian="italic" style:font-style-complex="italic"/>
    </style:style>
    <style:style style:name="T11" style:family="text">
      <style:text-properties fo:color="#c9211e" loext:opacity="100%" style:font-name="Arial Rounded MT Bold" fo:font-size="10pt" fo:font-style="italic" fo:font-weight="bold" officeooo:rsid="00064c71" style:font-size-asian="8.75pt" style:font-style-asian="italic" style:font-weight-asian="bold" style:font-size-complex="10pt" style:font-style-complex="italic" style:font-weight-complex="bold"/>
    </style:style>
    <style:style style:name="T12" style:family="text">
      <style:text-properties fo:color="#c9211e" loext:opacity="100%" style:font-name="Arial Rounded MT Bold" fo:font-size="10pt" fo:font-weight="bold" officeooo:rsid="00064c71" style:font-size-asian="8.75pt" style:font-weight-asian="bold" style:font-size-complex="10pt" style:font-weight-complex="bold"/>
    </style:style>
    <style:style style:name="T13" style:family="text">
      <style:text-properties style:font-name="Arial Rounded MT Bold" fo:font-size="10pt" fo:font-style="normal" fo:font-weight="bold" officeooo:rsid="0018743a" style:font-size-asian="8.75pt" style:font-style-asian="normal" style:font-weight-asian="bold" style:font-size-complex="10pt" style:font-style-complex="normal" style:font-weight-complex="bold"/>
    </style:style>
    <style:style style:name="T14" style:family="text">
      <style:text-properties style:font-name="Arial Rounded MT Bold" fo:font-size="10pt" fo:font-style="normal" fo:font-weight="bold" officeooo:rsid="0013366b" style:font-size-asian="8.75pt" style:font-style-asian="normal" style:font-weight-asian="bold" style:font-size-complex="10pt" style:font-style-complex="normal" style:font-weight-complex="bold"/>
    </style:style>
    <style:style style:name="T15" style:family="text">
      <style:text-properties style:font-name="Arial Rounded MT Bold" fo:font-size="10pt" fo:font-style="normal" fo:font-weight="bold" officeooo:rsid="0003eafa" style:font-size-asian="8.75pt" style:font-style-asian="normal" style:font-weight-asian="bold" style:font-size-complex="10pt" style:font-style-complex="normal" style:font-weight-complex="bold"/>
    </style:style>
    <style:style style:name="T16" style:family="text">
      <style:text-properties style:font-name="Arial Rounded MT Bold" fo:font-size="10pt" fo:font-style="normal" fo:font-weight="bold" officeooo:rsid="000ee24f" style:font-size-asian="8.75pt" style:font-style-asian="normal" style:font-weight-asian="bold" style:font-size-complex="10pt" style:font-style-complex="normal" style:font-weight-complex="bold"/>
    </style:style>
    <style:style style:name="T17" style:family="text">
      <style:text-properties style:font-name="Arial Rounded MT Bold" fo:font-size="10pt" fo:font-style="normal" fo:font-weight="bold" officeooo:rsid="000e3ae6" style:font-size-asian="8.75pt" style:font-style-asian="normal" style:font-weight-asian="bold" style:font-size-complex="10pt" style:font-style-complex="normal" style:font-weight-complex="bold"/>
    </style:style>
    <style:style style:name="T18" style:family="text">
      <style:text-properties style:font-name="Arial Rounded MT Bold" fo:font-size="10pt" fo:font-style="normal" fo:font-weight="bold" officeooo:rsid="00147ed3" style:font-size-asian="8.75pt" style:font-style-asian="normal" style:font-weight-asian="bold" style:font-size-complex="10pt" style:font-style-complex="normal" style:font-weight-complex="bold"/>
    </style:style>
    <style:style style:name="T19" style:family="text">
      <style:text-properties style:font-name="Arial Rounded MT Bold" fo:font-size="10pt" fo:font-style="normal" fo:font-weight="bold" officeooo:rsid="000f722b" style:font-size-asian="8.75pt" style:font-style-asian="normal" style:font-weight-asian="bold" style:font-size-complex="10pt" style:font-style-complex="normal" style:font-weight-complex="bold"/>
    </style:style>
    <style:style style:name="T20" style:family="text">
      <style:text-properties style:font-name="Arial Rounded MT Bold" fo:font-size="10pt" fo:font-style="normal" fo:font-weight="bold" officeooo:rsid="00175715" style:font-size-asian="8.75pt" style:font-style-asian="normal" style:font-weight-asian="bold" style:font-size-complex="10pt" style:font-style-complex="normal" style:font-weight-complex="bold"/>
    </style:style>
    <style:style style:name="T21" style:family="text">
      <style:text-properties officeooo:rsid="000f722b"/>
    </style:style>
    <style:style style:name="T22" style:family="text">
      <style:text-properties style:text-underline-style="none" officeooo:rsid="0003eafa"/>
    </style:style>
    <style:style style:name="T23" style:family="text">
      <style:text-properties style:font-name="Arial Rounded MT Bold" fo:font-size="10pt" style:font-size-asian="10pt" style:font-size-complex="10pt"/>
    </style:style>
    <style:style style:name="T24" style:family="text">
      <style:text-properties fo:color="#c9211e" loext:opacity="100%" fo:font-style="italic" fo:font-weight="normal" officeooo:rsid="000f722b" style:font-style-asian="italic" style:font-weight-asian="normal" style:font-style-complex="italic" style:font-weight-complex="normal"/>
    </style:style>
    <style:style style:name="T25" style:family="text">
      <style:text-properties fo:color="#ffffff" loext:opacity="100%" officeooo:rsid="000f722b"/>
    </style:style>
    <style:style style:name="T26" style:family="text">
      <style:text-properties fo:color="#ffffff" loext:opacity="100%" fo:font-weight="bold" officeooo:rsid="000f722b" style:font-weight-asian="bold" style:font-weight-complex="bold"/>
    </style:style>
    <style:style style:name="T27" style:family="text">
      <style:text-properties fo:color="#ffffff" loext:opacity="100%" fo:font-style="italic" officeooo:rsid="000f722b" style:font-style-asian="italic" style:font-style-complex="italic"/>
    </style:style>
    <style:style style:name="T28" style:family="text">
      <style:text-properties officeooo:rsid="00107ea4"/>
    </style:style>
    <style:style style:name="T29" style:family="text">
      <style:text-properties style:font-name="Arial Rounded MT Bold" fo:font-size="10pt" fo:font-style="normal" fo:font-weight="bold" officeooo:rsid="00107ea4" style:font-size-asian="8.75pt" style:font-style-asian="normal" style:font-weight-asian="bold" style:font-size-complex="10pt" style:font-style-complex="normal" style:font-weight-complex="bold"/>
    </style:style>
    <style:style style:name="T30" style:family="text">
      <style:text-properties officeooo:rsid="0003eafa"/>
    </style:style>
    <style:style style:name="T31" style:family="text">
      <style:text-properties fo:color="#ffffff" loext:opacity="100%" officeooo:rsid="0011be2f"/>
    </style:style>
    <style:style style:name="T32" style:family="text">
      <style:text-properties fo:color="#ffffff" loext:opacity="100%" fo:font-weight="bold" officeooo:rsid="0011be2f" style:font-weight-asian="bold" style:font-weight-complex="bold"/>
    </style:style>
    <style:style style:name="T33" style:family="text">
      <style:text-properties fo:color="#ffffff" loext:opacity="100%" fo:font-style="italic" officeooo:rsid="0011be2f" style:font-style-asian="italic" style:font-style-complex="italic"/>
    </style:style>
    <style:style style:name="T34" style:family="text">
      <style:text-properties fo:color="#ffffff" loext:opacity="100%" style:font-name="Arial Rounded MT Bold" fo:font-size="10pt" fo:font-weight="bold" officeooo:rsid="00064c71" style:font-size-asian="8.75pt" style:font-weight-asian="bold" style:font-size-complex="10pt" style:font-weight-complex="bold"/>
    </style:style>
    <style:style style:name="T35" style:family="text">
      <style:text-properties officeooo:rsid="0011be2f"/>
    </style:style>
    <style:style style:name="T36" style:family="text">
      <style:text-properties style:font-name="Arial Rounded MT Bold" fo:font-size="10pt" fo:font-style="normal" fo:font-weight="bold" officeooo:rsid="0011be2f" style:font-size-asian="8.75pt" style:font-style-asian="normal" style:font-weight-asian="bold" style:font-size-complex="10pt" style:font-style-complex="normal" style:font-weight-complex="bold"/>
    </style:style>
    <style:style style:name="T37" style:family="text">
      <style:text-properties officeooo:rsid="00125799"/>
    </style:style>
    <style:style style:name="T38" style:family="text">
      <style:text-properties style:font-name="Arial Rounded MT Bold" fo:font-size="10pt" fo:font-style="normal" fo:font-weight="bold" officeooo:rsid="00125799" style:font-size-asian="8.75pt" style:font-style-asian="normal" style:font-weight-asian="bold" style:font-size-complex="10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 – PRÁCTICA – <text:span text:style-name="T1">9</text:span>) <text:span text:style-name="T1">CRÉDITOS BANCARIOS</text:span></text:p>
      <text:p text:style-name="P2"/>
      <text:p text:style-name="P2"/>
      <text:p text:style-name="P3"><text:span text:style-name="T2">Rol de usuario</text:span>: <text:span text:style-name="T1">Cliente</text:span><text:span text:style-name="T3">, </text:span><text:span text:style-name="T1">Gerente</text:span></text:p>
      <text:p text:style-name="P3"><text:span text:style-name="T2">HU</text:span>: <text:span text:style-name="T3"><text:s/></text:span><text:span text:style-name="T1">Solicitar Crédito</text:span><text:span text:style-name="T3">, </text:span><text:span text:style-name="T1">Consultar Estado</text:span><text:span text:style-name="T3">, </text:span><text:span text:style-name="T1">Pedir Listado</text:span></text:p>
      <text:p text:style-name="P3"/>
      <text:p text:style-name="P3"/>
      <text:p text:style-name="P3"><text:span text:style-name="T4">ID:</text:span><text:span text:style-name="T2"> </text:span><text:span text:style-name="T5">Solicitar</text:span><text:span text:style-name="T6"> </text:span><text:span text:style-name="T7">Crédito</text:span></text:p>
      <text:p text:style-name="P4"><text:span text:style-name="T8">Título: </text:span><text:span text:style-name="T9">Como </text:span><text:span text:style-name="T10">Cliente</text:span><text:span text:style-name="T9"> quiero </text:span><text:span text:style-name="T10">solicitar un crédito en el banco</text:span></text:p>
      <text:p text:style-name="P5"><text:span text:style-name="T11">Reglas de Negocio:</text:span><text:span text:style-name="T12"> <text:s/></text:span></text:p>
      <text:p text:style-name="P6"><text:span text:style-name="T3">El </text:span><text:span text:style-name="T1">crédito solicitado no debe superar los $400.000</text:span>.</text:p>
      <text:p text:style-name="P6"><text:span text:style-name="T3">El DNI ingresado debe </text:span><text:span text:style-name="T1">corresponder a un cliente del banco.</text:span></text:p>
      <text:p text:style-name="P7"/>
      <text:p text:style-name="P8">Escenario 1: <text:span text:style-name="T1">Solicitud</text:span> exitos<text:span text:style-name="T1">a</text:span></text:p>
      <text:p text:style-name="P9"><text:span text:style-name="T13">Dado </text:span><text:span text:style-name="T14">el </text:span><text:span text:style-name="T15">DNI “45913234” corresponde a un </text:span><text:span text:style-name="T16">cliente del banco y </text:span><text:span text:style-name="T17"><text:s/>y </text:span><text:span text:style-name="T16">el monto del crédito “$250.000” no supera los $400.000.</text:span></text:p>
      <text:p text:style-name="P10"><text:span text:style-name="T13">Cuando </text:span><text:span text:style-name="T18">se ingresa </text:span><text:span text:style-name="T14">el </text:span><text:span text:style-name="T15">DNI “45913234”, </text:span><text:span text:style-name="T17">nombre “Jonás” </text:span><text:span text:style-name="T15">, </text:span><text:span text:style-name="T17">apellido “Hariyo”, mail “jonashariyo@gmail.com”, </text:span><text:span text:style-name="T16">tipo de crédito “Personal”, </text:span><text:span text:style-name="T19">monto solicitado “$250.000”</text:span><text:span text:style-name="T16"> </text:span><text:span text:style-name="T20">y se presiona “</text:span><text:span text:style-name="T19">Solicitar Crédito</text:span><text:span text:style-name="T20">”</text:span></text:p>
      <text:p text:style-name="P11">Entonces el sistema <text:span text:style-name="T21">almacena el trámite e imprime un número de comprobante para el cliente</text:span><text:span text:style-name="T22">.</text:span></text:p>
      <text:p text:style-name="P12"/>
      <text:p text:style-name="P13">Escenario <text:span text:style-name="T21">2</text:span>: <text:span text:style-name="T1">Solicitud</text:span> <text:span text:style-name="T21">fallida por DNI incorrecto</text:span></text:p>
      <text:p text:style-name="P14"><text:span text:style-name="T13">Dado </text:span><text:span text:style-name="T14">el </text:span><text:span text:style-name="T15">DNI “</text:span><text:span text:style-name="T19">46739312</text:span><text:span text:style-name="T15">” </text:span><text:span text:style-name="T19">no </text:span><text:span text:style-name="T15">corresponde a un </text:span><text:span text:style-name="T16">cliente del banco y </text:span><text:span text:style-name="T17"><text:s/>y </text:span><text:span text:style-name="T16">el monto del crédito “$</text:span><text:span text:style-name="T19">15</text:span><text:span text:style-name="T16">0.000” no supera los $400.000.</text:span></text:p>
      <text:p text:style-name="P14"><text:span text:style-name="T13">Cuando </text:span><text:span text:style-name="T18">se ingresa </text:span><text:span text:style-name="T14">el </text:span><text:span text:style-name="T15">DNI “</text:span><text:span text:style-name="T19">46739312</text:span><text:span text:style-name="T15">”, </text:span><text:span text:style-name="T17">nombre “</text:span><text:span text:style-name="T19">Pepe</text:span><text:span text:style-name="T17">” </text:span><text:span text:style-name="T15">, </text:span><text:span text:style-name="T17">apellido “</text:span><text:span text:style-name="T19">Rico</text:span><text:span text:style-name="T17">”, mail “</text:span><text:span text:style-name="T19">pepe123</text:span><text:span text:style-name="T17">@gmail.com”, </text:span><text:span text:style-name="T16">tipo de crédito “Personal”, </text:span><text:span text:style-name="T19">monto solicitado “$150.000”</text:span><text:span text:style-name="T16"> </text:span><text:span text:style-name="T20">y se presiona “</text:span><text:span text:style-name="T19">Solicitar Crédito</text:span><text:span text:style-name="T20">”</text:span></text:p>
      <text:p text:style-name="P15">Entonces el sistema <text:span text:style-name="T21">informa error porque el DNI ingresado no es cliente del banco y envía un correo electrónico al mail ingresado con un instructivo para hacerse cliente.</text:span></text:p>
      <text:p text:style-name="P15"/>
      <text:p text:style-name="P13">Escenario <text:span text:style-name="T21">3</text:span>: <text:span text:style-name="T1">Solicitud</text:span> <text:span text:style-name="T21">fallida por superar el límite del monto del crédito</text:span></text:p>
      <text:p text:style-name="P14"><text:span text:style-name="T13">Dado </text:span><text:span text:style-name="T14">el </text:span><text:span text:style-name="T15">DNI “</text:span><text:span text:style-name="T19">45913234</text:span><text:span text:style-name="T15">”</text:span><text:span text:style-name="T19"> </text:span><text:span text:style-name="T15">corresponde a un </text:span><text:span text:style-name="T16">cliente del banco y </text:span><text:span text:style-name="T17"><text:s/>y </text:span><text:span text:style-name="T16">el monto del crédito “$</text:span><text:span text:style-name="T19">70</text:span><text:span text:style-name="T16">0.000” supera los $400.000.</text:span></text:p>
      <text:p text:style-name="P14"><text:span text:style-name="T13">Cuando </text:span><text:span text:style-name="T18">se ingresa </text:span><text:span text:style-name="T14">el </text:span><text:span text:style-name="T15">DNI “</text:span><text:span text:style-name="T19">45913234</text:span><text:span text:style-name="T15">”, </text:span><text:span text:style-name="T17">nombre “</text:span><text:span text:style-name="T19">Jonás</text:span><text:span text:style-name="T17">” </text:span><text:span text:style-name="T15">, </text:span><text:span text:style-name="T17">apellido “</text:span><text:span text:style-name="T19">Hariyo</text:span><text:span text:style-name="T17">”, mail “</text:span><text:span text:style-name="T19">jonasahariyo</text:span><text:span text:style-name="T17">@gmail.com”, </text:span><text:span text:style-name="T16">tipo de crédito “Personal”, </text:span><text:span text:style-name="T19">monto solicitado “$700.000”</text:span><text:span text:style-name="T16"> </text:span><text:span text:style-name="T20">y se presiona “</text:span><text:span text:style-name="T19">Solicitar Crédito</text:span><text:span text:style-name="T20">”</text:span></text:p>
      <text:p text:style-name="P14"><text:span text:style-name="T13">Entonces el sistema </text:span><text:span text:style-name="T19">rechaza el inicio del trámite y</text:span><text:span text:style-name="T19"> </text:span><text:span text:style-name="T23">muestra el mensaje “El monto solicitado excede el límite permitido” .</text:span></text:p>
      <text:p text:style-name="P16"/>
      <text:p text:style-name="P17"><text:span text:style-name="T24">I</text:span><text:span text:style-name="T4">D:</text:span><text:span text:style-name="T2"> </text:span><text:span text:style-name="T25">Consultar</text:span><text:span text:style-name="T6"> </text:span><text:span text:style-name="T26">Estado</text:span></text:p>
      <text:p text:style-name="P18"><text:span text:style-name="T8">Título: </text:span><text:span text:style-name="T9">Como </text:span><text:span text:style-name="T10">Cliente</text:span><text:span text:style-name="T9"> quiero </text:span><text:span text:style-name="T27">consultar el estado de un trámite</text:span></text:p>
      <text:p text:style-name="P14"><text:span text:style-name="T11">Reglas de Negocio:</text:span><text:span text:style-name="T12"> <text:s/></text:span></text:p>
      <text:p text:style-name="P19">Si <text:span text:style-name="T28">se</text:span> ingresa tres veces un código inexistente el sistema bloquea la <text:span text:style-name="T28">IP.</text:span></text:p>
      <text:p text:style-name="P16"/>
      <text:p text:style-name="P13">Escenario 1: <text:span text:style-name="T28">Consulta</text:span> exitos<text:span text:style-name="T1">a</text:span></text:p>
      <text:p text:style-name="P14"><text:span text:style-name="T13">Dado </text:span><text:span text:style-name="T14">el </text:span><text:span text:style-name="T29">número de comprobante</text:span><text:span text:style-name="T15"> “</text:span><text:span text:style-name="T29">7777777777</text:span><text:span text:style-name="T15">” corresponde a un </text:span><text:span text:style-name="T29">trámite del banco</text:span></text:p>
      <text:p text:style-name="P20"><text:span text:style-name="T13">Cuando </text:span><text:span text:style-name="T18">se ingresa </text:span><text:span text:style-name="T29">número de comprobante</text:span><text:span text:style-name="T15"> “</text:span><text:span text:style-name="T29">7777777777</text:span><text:span text:style-name="T15">”</text:span><text:span text:style-name="T16"> </text:span><text:span text:style-name="T20">y se presiona “</text:span><text:span text:style-name="T29">Consultar</text:span><text:span text:style-name="T19"> </text:span><text:span text:style-name="T29">Estado</text:span><text:span text:style-name="T20">”</text:span></text:p>
      <text:p text:style-name="P15">Entonces el sistema <text:span text:style-name="T28">retorna un informe con el estado del trámite</text:span><text:span text:style-name="T22">.</text:span></text:p>
      <text:p text:style-name="P21"/>
      <text:p text:style-name="P22">Escenario <text:span text:style-name="T28">2</text:span>: <text:span text:style-name="T28">Consulta</text:span> <text:span text:style-name="T28">fallida por número de comprobante inválido</text:span></text:p>
      <text:p text:style-name="P20"><text:span text:style-name="T13">Dado </text:span><text:span text:style-name="T14">el </text:span><text:span text:style-name="T29">número de comprobante</text:span><text:span text:style-name="T15"> “</text:span><text:span text:style-name="T29">0000000</text:span><text:span text:style-name="T15">” </text:span><text:span text:style-name="T29">no </text:span><text:span text:style-name="T15">corresponde a un </text:span><text:span text:style-name="T29">trámite del banco y fue ingresado una o cero veces anteriormente.</text:span></text:p>
      <text:p text:style-name="P20"><text:span text:style-name="T13">Cuando </text:span><text:span text:style-name="T18">se ingresa </text:span><text:span text:style-name="T29">número de comprobante</text:span><text:span text:style-name="T15"> “</text:span><text:span text:style-name="T29">0000000</text:span><text:span text:style-name="T15">”</text:span><text:span text:style-name="T16"> </text:span><text:span text:style-name="T20">y se presiona “</text:span><text:span text:style-name="T29">Consultar</text:span><text:span text:style-name="T19"> </text:span><text:span text:style-name="T29">Estado</text:span><text:span text:style-name="T20">”</text:span></text:p>
      <text:p text:style-name="P23">Entonces el sistema <text:span text:style-name="T28">informa error y muestra el mensaje “Trámite inexistente”</text:span><text:span text:style-name="T30">.</text:span></text:p>
      <text:p text:style-name="P23"/>
      <text:p text:style-name="P22">Escenario <text:span text:style-name="T28">3:</text:span> <text:span text:style-name="T28">Consulta</text:span> <text:span text:style-name="T28">fallida por número de comprobante inválido ingresado tres veces</text:span></text:p>
      <text:p text:style-name="P20"><text:span text:style-name="T13">Dado </text:span><text:span text:style-name="T14">el </text:span><text:span text:style-name="T29">número de comprobante</text:span><text:span text:style-name="T15"> “</text:span><text:span text:style-name="T29">0000000</text:span><text:span text:style-name="T15">” </text:span><text:span text:style-name="T29">no </text:span><text:span text:style-name="T15">corresponde a un </text:span><text:span text:style-name="T29">trámite del banco y ya fue ingresado dos veces anteriormente.</text:span></text:p>
      <text:p text:style-name="P20"><text:span text:style-name="T13">Cuando </text:span><text:span text:style-name="T18">se ingresa </text:span><text:span text:style-name="T29">número de comprobante</text:span><text:span text:style-name="T15"> “</text:span><text:span text:style-name="T29">0000000</text:span><text:span text:style-name="T15">”</text:span><text:span text:style-name="T16"> </text:span><text:span text:style-name="T20">y se presiona “</text:span><text:span text:style-name="T29">Consultar</text:span><text:span text:style-name="T19"> </text:span><text:span text:style-name="T29">Estado</text:span><text:span text:style-name="T20">”</text:span></text:p>
      <text:p text:style-name="P23">Entonces el sistema <text:span text:style-name="T28">informa error, bloque la IP y muestra el mensaje “Usted ha excedido el número de consultas inválidas”</text:span><text:span text:style-name="T30">.</text:span></text:p>
      <text:p text:style-name="P24"><text:soft-page-break/><text:span text:style-name="T24">I</text:span><text:span text:style-name="T4">D:</text:span><text:span text:style-name="T2"> </text:span><text:span text:style-name="T31">Pedir</text:span><text:span text:style-name="T6"> </text:span><text:span text:style-name="T32">Listado</text:span></text:p>
      <text:p text:style-name="P25"><text:span text:style-name="T8">Título: </text:span><text:span text:style-name="T9">Como </text:span><text:span text:style-name="T33">Gerente</text:span><text:span text:style-name="T9"> quiero </text:span><text:span text:style-name="T33">pedir un listado de créditos aprobados entre fechas.</text:span></text:p>
      <text:p text:style-name="P26"><text:span text:style-name="T11">Reglas de Negocio:</text:span><text:span text:style-name="T12"> <text:s/></text:span><text:span text:style-name="T34">-</text:span></text:p>
      <text:p text:style-name="P27"/>
      <text:p text:style-name="P28">Escenario 1: <text:span text:style-name="T35">Petición</text:span> exitos<text:span text:style-name="T35">a</text:span></text:p>
      <text:p text:style-name="P26"><text:span text:style-name="T13">Dado </text:span><text:span text:style-name="T14">el </text:span><text:span text:style-name="T36">rango de fechas “(2/9/2025 – 30/9/2025)” es válido y hay créditos aprobados en las fechas ingresadas</text:span></text:p>
      <text:p text:style-name="P26"><text:span text:style-name="T13">Cuando </text:span><text:span text:style-name="T18">se ingresa</text:span><text:span text:style-name="T15"> </text:span><text:span text:style-name="T14">el </text:span><text:span text:style-name="T36">rango de fechas “(2/9/2025 – 30/9/2025)” </text:span><text:span text:style-name="T16"><text:s/></text:span><text:span text:style-name="T20">y se presiona “</text:span><text:span text:style-name="T36">Pedir</text:span><text:span text:style-name="T19"> </text:span><text:span text:style-name="T36">Listado</text:span><text:span text:style-name="T20">”</text:span></text:p>
      <text:p text:style-name="P29">Entonces el sistema <text:span text:style-name="T35">muestra un listado con los créditos aprobados</text:span><text:span text:style-name="T22">.</text:span></text:p>
      <text:p text:style-name="P30"/>
      <text:p text:style-name="P31">Escenario <text:span text:style-name="T37">2</text:span>: <text:span text:style-name="T35">Petición</text:span> exitos<text:span text:style-name="T35">a </text:span><text:span text:style-name="T37">con listado vacío</text:span></text:p>
      <text:p text:style-name="P32"><text:span text:style-name="T13">Dado </text:span><text:span text:style-name="T14">el </text:span><text:span text:style-name="T36">rango de fechas “(</text:span><text:span text:style-name="T38">1</text:span><text:span text:style-name="T36">/</text:span><text:span text:style-name="T38">8</text:span><text:span text:style-name="T36">/2025 – 3</text:span><text:span text:style-name="T38">1</text:span><text:span text:style-name="T36">/</text:span><text:span text:style-name="T38">8</text:span><text:span text:style-name="T36">/2025)” es válido y </text:span><text:span text:style-name="T38">no </text:span><text:span text:style-name="T36">hay créditos aprobados en las fechas ingresadas</text:span></text:p>
      <text:p text:style-name="P32"><text:span text:style-name="T13">Cuando </text:span><text:span text:style-name="T18">se ingresa</text:span><text:span text:style-name="T15"> </text:span><text:span text:style-name="T14">el </text:span><text:span text:style-name="T36">rango de fechas “(</text:span><text:span text:style-name="T38">1</text:span><text:span text:style-name="T36">/</text:span><text:span text:style-name="T38">8</text:span><text:span text:style-name="T36">/2025 – 3</text:span><text:span text:style-name="T38">1</text:span><text:span text:style-name="T36">/</text:span><text:span text:style-name="T38">8</text:span><text:span text:style-name="T36">/2025)” </text:span><text:span text:style-name="T16"><text:s/></text:span><text:span text:style-name="T20">y se presiona “</text:span><text:span text:style-name="T36">Pedir</text:span><text:span text:style-name="T19"> </text:span><text:span text:style-name="T36">Listado</text:span><text:span text:style-name="T20">”</text:span></text:p>
      <text:p text:style-name="P33">Entonces el sistema <text:span text:style-name="T35">muestra </text:span><text:span text:style-name="T37">el mensaje “No hay créditos aprobados en las fechas ingresadas”</text:span><text:span text:style-name="T30">.</text:span></text:p>
      <text:p text:style-name="P33"/>
      <text:p text:style-name="P31">Escenario <text:span text:style-name="T37">3</text:span>: <text:span text:style-name="T35">Petición</text:span> <text:span text:style-name="T37">fallida por rango de fechas inválido</text:span></text:p>
      <text:p text:style-name="P32"><text:span text:style-name="T13">Dado </text:span><text:span text:style-name="T14">el </text:span><text:span text:style-name="T36">rango de fechas “(</text:span><text:span text:style-name="T38">1</text:span><text:span text:style-name="T36">/</text:span><text:span text:style-name="T38">1</text:span><text:span text:style-name="T36">/202</text:span><text:span text:style-name="T38">6</text:span><text:span text:style-name="T36"> – </text:span><text:span text:style-name="T38">1</text:span><text:span text:style-name="T36">/</text:span><text:span text:style-name="T38">2</text:span><text:span text:style-name="T36">/202</text:span><text:span text:style-name="T38">6</text:span><text:span text:style-name="T36">)” es </text:span><text:span text:style-name="T38">in</text:span><text:span text:style-name="T36">válido</text:span></text:p>
      <text:p text:style-name="P32"><text:span text:style-name="T13">Cuando </text:span><text:span text:style-name="T18">se ingresa</text:span><text:span text:style-name="T15"> </text:span><text:span text:style-name="T14">el </text:span><text:span text:style-name="T36">rango de fechas <text:s/>“(</text:span><text:span text:style-name="T38">1</text:span><text:span text:style-name="T36">/</text:span><text:span text:style-name="T38">1</text:span><text:span text:style-name="T36">/202</text:span><text:span text:style-name="T38">6</text:span><text:span text:style-name="T36"> – </text:span><text:span text:style-name="T38">1</text:span><text:span text:style-name="T36">/</text:span><text:span text:style-name="T38">2</text:span><text:span text:style-name="T36">/202</text:span><text:span text:style-name="T38">6</text:span><text:span text:style-name="T36">)” </text:span><text:span text:style-name="T16"><text:s/></text:span><text:span text:style-name="T20">y se presiona “</text:span><text:span text:style-name="T36">Pedir</text:span><text:span text:style-name="T19"> </text:span><text:span text:style-name="T36">Listado</text:span><text:span text:style-name="T20">”</text:span></text:p>
      <text:p text:style-name="P33">Entonces el sistema <text:span text:style-name="T35">muestra </text:span><text:span text:style-name="T37">el mensaje “Las fechas ingresadas no son válidas”</text:span><text:span text:style-name="T30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1T16:51:08.333649600</meta:creation-date>
    <dc:date>2025-09-01T17:49:47.998396800</dc:date>
    <meta:editing-duration>PT42S</meta:editing-duration>
    <meta:editing-cycles>1</meta:editing-cycles>
    <meta:document-statistic meta:table-count="0" meta:image-count="0" meta:object-count="0" meta:page-count="2" meta:paragraph-count="51" meta:word-count="621" meta:character-count="4022" meta:non-whitespace-character-count="3431"/>
    <meta:generator>LibreOffice/25.2.4.3$Windows_X86_64 LibreOffice_project/33e196637044ead23f5c3226cde09b47731f7e27</meta:generator>
  </office:meta>
</office:document-meta>
</file>